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3400" calcext:value-type="float">
            <text:p>19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table:number-columns-repeated="4"/>
          <table:table-cell table:style-name="ce15" table:formula="of:=SUM([.B59:.F59])" office:value-type="float" office:value="7400" calcext:value-type="float">
            <text:p>74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435.294117647059" calcext:value-type="float">
            <text:p>435.29411764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435.294117647059" calcext:value-type="float">
            <text:p>435.29411764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435.294117647059" calcext:value-type="float">
            <text:p>435.29411764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435.294117647059" calcext:value-type="float">
            <text:p>435.2941176471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435.294117647059" calcext:value-type="float">
            <text:p>435.294117647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435.294117647059" calcext:value-type="float">
            <text:p>435.29411764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435.294117647059" calcext:value-type="float">
            <text:p>435.29411764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435.294117647059" calcext:value-type="float">
            <text:p>435.294117647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7400" calcext:value-type="float">
            <text:p>74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9:29:08.79273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7T12:24:04.974062656</dc:date>
    <meta:editing-duration>P10DT9H26M41S</meta:editing-duration>
    <meta:editing-cycles>3236</meta:editing-cycles>
    <meta:generator>LibreOffice/4.2.8.2$Linux_X86_64 LibreOffice_project/420m0$Build-2</meta:generator>
    <meta:document-statistic meta:table-count="19" meta:cell-count="8889" meta:object-count="0"/>
  </office:meta>
</office:document-meta>
</file>